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="Arrow_20_short" draw:marker-start-width="0.3cm" draw:marker-start-center="true" draw:marker-end-width="0.45cm" draw:fill="solid" draw:fill-color="#ffffff" draw:textarea-horizontal-align="center" fo:padding-top="0.075cm" fo:padding-bottom="0.075cm" fo:padding-left="0.101cm" fo:padding-right="0.101cm"/>
    </style:style>
    <style:style style:name="gr2" style:family="graphic" style:parent-style-name="objectwithoutfill">
      <style:graphic-properties draw:marker-start="Arrow" draw:marker-start-width="0.2cm" draw:marker-start-center="true" draw:marker-end="Arrow" draw:marker-end-width="0.2cm" draw:marker-end-center="true" draw:fill="none" draw:textarea-horizontal-align="center"/>
    </style:style>
    <style:style style:name="gr3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5cm" draw:marker-start-width="0.451cm" draw:marker-end-width="0.451cm" draw:fill="none" draw:fill-color="#ffffff" draw:textarea-horizontal-align="center" fo:padding-top="0.15cm" fo:padding-bottom="0.15cm" fo:padding-left="0.175cm" fo:padding-right="0.175cm"/>
    </style:style>
    <style:style style:name="gr5" style:family="graphic" style:parent-style-name="standard">
      <style:graphic-properties svg:stroke-width="0cm" draw:fill="solid" draw:fill-color="#cccccc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cm" draw:fill="none" draw:fill-color="#ffffff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1.04cm" fo:min-width="0cm"/>
      <style:paragraph-properties style:writing-mode="lr-tb"/>
    </style:style>
    <style:style style:name="gr8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="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0.965cm" fo:min-width="0cm"/>
      <style:paragraph-properties style:writing-mode="lr-tb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1.04cm" fo:min-width="0cm"/>
      <style:paragraph-properties style:writing-mode="lr-tb"/>
    </style:style>
    <style:style style:name="gr12" style:family="graphic" style:parent-style-name="standard">
      <style:graphic-properties svg:stroke-width="0.05cm" draw:fill="solid" draw:fill-color="#cccccc" draw:textarea-horizontal-align="center" draw:textarea-vertical-align="middle" fo:padding-top="0.025cm" fo:padding-bottom="0.025cm" fo:padding-left="0.025cm" fo:padding-right="0.025cm"/>
      <style:paragraph-properties style:writing-mode="lr-tb"/>
    </style:style>
    <style:style style:name="gr13" style:family="graphic" style:parent-style-name="standard">
      <style:graphic-properties svg:stroke-width="0.05cm" draw:fill="solid" draw:fill-color="#ffffff" draw:textarea-horizontal-align="center" draw:textarea-vertical-align="middle" fo:padding-top="0.025cm" fo:padding-bottom="0.025cm" fo:padding-left="0.025cm" fo:padding-right="0.025cm"/>
      <style:paragraph-properties style:writing-mode="lr-tb"/>
    </style:style>
    <style:style style:name="gr14" style:family="graphic" style:parent-style-name="standard">
      <style:graphic-properties svg:stroke-width="0.05cm" draw:marker-start-width="0.376cm" draw:marker-end-width="0.376cm" draw:fill="none" draw:fill-color="#ffffff" draw:textarea-horizontal-align="center" fo:padding-top="0.15cm" fo:padding-bottom="0.15cm" fo:padding-left="0.175cm" fo:padding-right="0.175cm"/>
    </style:style>
    <style:style style:name="gr15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0.966cm" fo:min-width="0cm"/>
      <style:paragraph-properties style:writing-mode="lr-tb"/>
    </style:style>
    <style:style style:name="gr17" style:family="graphic" style:parent-style-name="standard">
      <style:graphic-properties draw:fill="solid" draw:fill-color="#cccccc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19cm" fo:min-width="0cm"/>
      <style:paragraph-properties style:writing-mode="lr-tb"/>
    </style:style>
    <style:style style:name="gr21" style:family="graphic" style:parent-style-name="objectwithoutfill">
      <style:graphic-properties draw:marker-end="Arrowheads_20_1" draw:marker-end-width="0.27cm" draw:fill="none" draw:textarea-horizontal-align="center"/>
    </style:style>
    <style:style style:name="gr22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704cm" fo:min-width="0cm"/>
      <style:paragraph-properties style:writing-mode="lr-tb"/>
    </style:style>
    <style:style style:name="gr23" style:family="graphic" style:parent-style-name="objectwithoutfill">
      <style:graphic-properties draw:marker-start="Arrowheads_20_5" draw:marker-start-center="true" draw:marker-end="Arrowheads_20_4" draw:marker-end-width="0.3cm" draw:marker-end-center="true" draw:fill="none" draw:textarea-horizontal-align="center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826cm" fo:min-width="0.172cm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935cm" fo:min-width="0cm"/>
      <style:paragraph-properties style:writing-mode="lr-tb"/>
    </style:style>
    <style:style style:name="gr26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713cm" fo:min-width="0cm"/>
      <style:paragraph-properties style:writing-mode="lr-tb"/>
    </style:style>
    <style:style style:name="gr27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106cm" fo:min-width="0cm"/>
      <style:paragraph-properties style:writing-mode="lr-tb"/>
    </style:style>
    <style:style style:name="gr28" style:family="graphic" style:parent-style-name="objectwithoutfill">
      <style:graphic-properties draw:marker-end="Arrowheads_20_6" draw:marker-end-width="0.3cm" draw:fill="none" draw:textarea-horizontal-align="center"/>
    </style:style>
    <style:style style:name="gr29" style:family="graphic" style:parent-style-name="objectwithoutfill">
      <style:graphic-properties draw:marker-start="Arrowheads_20_8" draw:marker-start-center="true" draw:marker-end="Arrowheads_20_7" draw:marker-end-width="0.3cm" draw:marker-end-center="true" draw:fill="none" draw:textarea-horizontal-align="center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text-properties fo:font-size="24pt" fo:font-weight="normal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24pt" fo:font-style="italic" fo:font-weight="normal" style:font-size-asian="24pt" style:font-style-asian="italic" style:font-weight-asian="bold" style:font-size-complex="24pt" style:font-style-complex="italic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text-properties fo:font-size="22pt"/>
    </style:style>
    <style:style style:name="P13" style:family="paragraph">
      <loext:graphic-properties draw:fill="none" draw:fill-color="#ffffff"/>
      <style:paragraph-properties style:writing-mode="lr-tb"/>
      <style:text-properties fo:font-size="22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fo:font-style="italic" fo:font-weight="normal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fo:font-weight="bold" style:font-size-asian="18pt" style:font-weight-asian="bold" style:font-size-complex="18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9.769cm" svg:height="20.7cm" svg:x="0.6cm" svg:y="0.15cm">
            <text:p/>
          </draw:rect>
          <draw:connector draw:style-name="gr2" draw:text-style-name="P2" draw:layer="layout" svg:x1="6.339cm" svg:y1="4.462cm" svg:x2="7.519cm" svg:y2="3.559cm" draw:start-shape="id1" draw:start-glue-point="0" svg:d="M6339 4462v-714h1180v-189" svg:viewBox="0 0 1181 904">
            <text:p/>
          </draw:connector>
          <draw:connector draw:style-name="gr2" draw:text-style-name="P2" draw:layer="layout" svg:x1="4.973cm" svg:y1="4.462cm" svg:x2="3.831cm" svg:y2="3.559cm" draw:start-shape="id2" draw:start-glue-point="0" svg:d="M4973 4462v-714h-1142v-189" svg:viewBox="0 0 1143 904">
            <text:p/>
          </draw:connector>
          <draw:polyline draw:style-name="gr3" draw:text-style-name="P2" draw:layer="layout" svg:width="0.416cm" svg:height="1.904cm" svg:x="5.008cm" svg:y="7.444cm" svg:viewBox="0 0 417 1905" draw:points="0,0 0,864 417,864 417,1905">
            <text:p/>
          </draw:polyline>
          <draw:polyline draw:style-name="gr3" draw:text-style-name="P2" draw:layer="layout" svg:width="0.416cm" svg:height="1.904cm" svg:x="5.994cm" svg:y="7.445cm" svg:viewBox="0 0 417 1905" draw:points="417,0 417,864 0,864 0,1905">
            <text:p/>
          </draw:polyline>
          <draw:rect draw:style-name="gr4" draw:text-style-name="P3" draw:layer="layout" svg:width="18.948cm" svg:height="13.8cm" svg:x="1.038cm" svg:y="6.393cm">
            <text:p/>
          </draw:rect>
          <draw:rect draw:style-name="gr5" draw:text-style-name="P5" draw:layer="layout" svg:width="2.821cm" svg:height="0.573cm" draw:transform="rotate (1.5707963267949) translate (19.382cm 15.746cm)">
            <text:p text:style-name="P4"><text:span text:style-name="T1">DDR4</text:span></text:p>
          </draw:rect>
          <draw:rect draw:style-name="gr6" draw:text-style-name="P6" draw:layer="layout" svg:width="1.431cm" svg:height="0.573cm" draw:transform="rotate (1.5707963267949) translate (18.836cm 15.745cm)">
            <text:p text:style-name="P4"><text:span text:style-name="T1">Mc0</text:span></text:p>
          </draw:rect>
          <draw:rect draw:style-name="gr6" draw:text-style-name="P6" draw:layer="layout" svg:width="1.389cm" svg:height="0.573cm" draw:transform="rotate (1.5707963267949) translate (18.836cm 14.314cm)">
            <text:p text:style-name="P4"><text:span text:style-name="T1">Mc1</text:span></text:p>
          </draw:rect>
          <draw:rect draw:style-name="gr5" draw:text-style-name="P5" xml:id="id3" draw:id="id3" draw:layer="layout" svg:width="1.53cm" svg:height="0.573cm" draw:transform="rotate (1.5707963267949) translate (19.383cm 19.862cm)">
            <text:p text:style-name="P4"><text:span text:style-name="T1">PSOC</text:span></text:p>
          </draw:rect>
          <draw:frame draw:style-name="gr7" draw:text-style-name="P8" draw:layer="layout" svg:width="6.133cm" svg:height="1.09cm" svg:x="7.117cm" svg:y="6.949cm">
            <draw:text-box>
              <text:p text:style-name="P7"><text:span text:style-name="T2">Themisto</text:span></text:p>
            </draw:text-box>
          </draw:frame>
          <draw:polyline draw:style-name="gr3" draw:text-style-name="P2" draw:layer="layout" svg:width="0.416cm" svg:height="5.735cm" svg:x="13.99cm" svg:y="7.444cm" svg:viewBox="0 0 417 5736" draw:points="0,0 0,2601 417,2601 417,5736">
            <text:p/>
          </draw:polyline>
          <draw:polyline draw:style-name="gr3" draw:text-style-name="P2" draw:layer="layout" svg:width="0.416cm" svg:height="5.735cm" svg:x="14.976cm" svg:y="7.448cm" svg:viewBox="0 0 417 5736" draw:points="417,0 417,2601 0,2601 0,5736">
            <text:p/>
          </draw:polyline>
          <draw:polyline draw:style-name="gr8" draw:text-style-name="P2" draw:layer="layout" svg:width="0cm" svg:height="1.39cm" svg:x="5.287cm" svg:y="15.529cm" svg:viewBox="0 0 0 1391" draw:points="0,0 0,866 0,1215 0,1391">
            <text:p/>
          </draw:polyline>
          <draw:polyline draw:style-name="gr9" draw:text-style-name="P2" draw:layer="layout" svg:width="0cm" svg:height="1.39cm" svg:x="6.163cm" svg:y="15.42cm" svg:viewBox="0 0 0 1391" draw:points="0,0 0,866 0,1215 0,1391">
            <text:p/>
          </draw:polyline>
          <draw:polyline draw:style-name="gr8" draw:text-style-name="P2" draw:layer="layout" svg:width="0cm" svg:height="0.943cm" svg:x="5.287cm" svg:y="18.276cm" svg:viewBox="0 0 0 944" draw:points="0,0 0,588 0,825 0,944">
            <text:p/>
          </draw:polyline>
          <draw:polyline draw:style-name="gr9" draw:text-style-name="P2" draw:layer="layout" svg:width="0cm" svg:height="1.39cm" svg:x="6.163cm" svg:y="17.829cm" svg:viewBox="0 0 0 1391" draw:points="0,0 0,866 0,1215 0,1391">
            <text:p/>
          </draw:polyline>
          <draw:polyline draw:style-name="gr3" draw:text-style-name="P2" draw:layer="layout" svg:width="2.92cm" svg:height="0cm" svg:x="8.347cm" svg:y="13.552cm" svg:viewBox="0 0 2921 0" draw:points="0,0 866,0 1215,0 2921,0">
            <text:p/>
          </draw:polyline>
          <draw:polyline draw:style-name="gr3" draw:text-style-name="P2" draw:layer="layout" svg:width="2.92cm" svg:height="0cm" svg:x="8.348cm" svg:y="14.21cm" svg:viewBox="0 0 2921 0" draw:points="0,0 866,0 1215,0 2921,0">
            <text:p/>
          </draw:polyline>
          <draw:polyline draw:style-name="gr3" draw:text-style-name="P2" draw:layer="layout" svg:width="2.135cm" svg:height="0.416cm" svg:x="16.7cm" svg:y="13.603cm" svg:viewBox="0 0 2136 417" draw:points="0,417 1009,417 1009,0 2136,0">
            <text:p/>
          </draw:polyline>
          <draw:polyline draw:style-name="gr3" draw:text-style-name="P2" draw:layer="layout" svg:width="2.197cm" svg:height="0.416cm" svg:x="16.692cm" svg:y="14.808cm" svg:viewBox="0 0 2198 417" draw:points="0,0 1038,0 1038,417 2198,417">
            <text:p/>
          </draw:polyline>
          <draw:polyline draw:style-name="gr8" draw:text-style-name="P2" draw:layer="layout" svg:width="0cm" svg:height="1.697cm" svg:x="13.948cm" svg:y="15.538cm" svg:viewBox="0 0 0 1698" draw:points="0,0 0,965 0,1352 0,1698">
            <text:p/>
          </draw:polyline>
          <draw:polyline draw:style-name="gr8" draw:text-style-name="P2" draw:layer="layout" svg:width="3.657cm" svg:height="2.299cm" svg:x="8.321cm" svg:y="14.936cm" svg:viewBox="0 0 3658 2300" draw:points="0,0 1625,0 1625,2300 3658,2300">
            <text:p/>
          </draw:polyline>
          <draw:frame draw:style-name="gr10" draw:text-style-name="P9" draw:layer="layout" svg:width="2.578cm" svg:height="1.015cm" svg:x="1.093cm" svg:y="4.476cm">
            <draw:text-box>
              <text:p><text:span text:style-name="T3">ROLE</text:span></text:p>
            </draw:text-box>
          </draw:frame>
          <draw:frame draw:style-name="gr11" draw:text-style-name="P8" draw:layer="layout" svg:width="7.886cm" svg:height="1.09cm" svg:x="9.362cm" svg:y="1.738cm">
            <draw:text-box>
              <text:p text:style-name="P7"><text:span text:style-name="T2">HelloThemisto</text:span></text:p>
            </draw:text-box>
          </draw:frame>
          <draw:rect draw:style-name="gr12" draw:text-style-name="P5" draw:layer="layout" svg:width="2.793cm" svg:height="0.573cm" svg:x="4.269cm" svg:y="5.008cm">
            <text:p text:style-name="P4"><text:span text:style-name="T1">SHELL</text:span></text:p>
          </draw:rect>
          <draw:rect draw:style-name="gr13" draw:text-style-name="P10" xml:id="id1" draw:id="id1" draw:layer="layout" svg:width="1.446cm" svg:height="0.573cm" svg:x="5.616cm" svg:y="4.462cm">
            <text:p text:style-name="P4"><text:span text:style-name="T1">Udp</text:span></text:p>
          </draw:rect>
          <draw:rect draw:style-name="gr13" draw:text-style-name="P10" xml:id="id2" draw:id="id2" draw:layer="layout" svg:width="1.409cm" svg:height="0.573cm" svg:x="4.269cm" svg:y="4.462cm">
            <text:p text:style-name="P4"><text:span text:style-name="T1">Tcp</text:span></text:p>
          </draw:rect>
          <draw:g>
            <draw:rect draw:style-name="gr12" draw:text-style-name="P5" draw:layer="layout" svg:width="2.793cm" svg:height="0.573cm" svg:x="13.25cm" svg:y="5.008cm">
              <text:p text:style-name="P4"><text:span text:style-name="T1">SHELL</text:span></text:p>
            </draw:rect>
            <draw:rect draw:style-name="gr13" draw:text-style-name="P10" draw:layer="layout" svg:width="1.446cm" svg:height="0.573cm" svg:x="14.597cm" svg:y="4.462cm">
              <text:p text:style-name="P4"><text:span text:style-name="T1">Mp1</text:span></text:p>
            </draw:rect>
            <draw:rect draw:style-name="gr13" draw:text-style-name="P10" draw:layer="layout" svg:width="1.408cm" svg:height="0.573cm" svg:x="13.25cm" svg:y="4.462cm">
              <text:p text:style-name="P4"><text:span text:style-name="T1">Mp0</text:span></text:p>
            </draw:rect>
          </draw:g>
          <draw:rect draw:style-name="gr14" draw:text-style-name="P3" draw:layer="layout" svg:width="18.948cm" svg:height="4.107cm" svg:x="1.038cm" svg:y="1.464cm">
            <text:p/>
          </draw:rect>
          <draw:rect draw:style-name="gr15" draw:text-style-name="P11" draw:layer="layout" svg:width="2.705cm" svg:height="1.533cm" svg:x="2.479cm" svg:y="1.906cm">
            <text:p><text:span text:style-name="T4">TAF</text:span></text:p>
          </draw:rect>
          <draw:rect draw:style-name="gr15" draw:text-style-name="P11" draw:layer="layout" svg:width="2.704cm" svg:height="1.533cm" svg:x="6.167cm" svg:y="1.906cm">
            <text:p><text:span text:style-name="T4">UAF</text:span></text:p>
          </draw:rect>
          <draw:polyline draw:style-name="gr3" draw:text-style-name="P2" draw:layer="layout" svg:width="0.001cm" svg:height="1.259cm" svg:x="14.017cm" svg:y="3.273cm" svg:viewBox="0 0 2 1260" draw:points="2,1260 2,688 0,688 0,0">
            <text:p/>
          </draw:polyline>
          <draw:polyline draw:style-name="gr3" draw:text-style-name="P2" draw:layer="layout" svg:width="0.001cm" svg:height="1.259cm" svg:x="15.331cm" svg:y="3.274cm" svg:viewBox="0 0 2 1260" draw:points="2,1260 2,688 0,688 0,0">
            <text:p/>
          </draw:polyline>
          <draw:frame draw:style-name="gr16" draw:text-style-name="P13" draw:layer="layout" svg:width="2.136cm" svg:height="1.016cm" svg:x="0.6cm" svg:y="0.316cm">
            <draw:text-box>
              <text:p text:style-name="P12"><text:span text:style-name="T5">TOP</text:span></text:p>
            </draw:text-box>
          </draw:frame>
          <draw:g>
            <draw:rect draw:style-name="gr17" draw:text-style-name="P5" draw:layer="layout" svg:width="3.505cm" svg:height="0.573cm" svg:x="3.94cm" svg:y="19.575cm">
              <text:p text:style-name="P4"><text:span text:style-name="T1">ECON</text:span></text:p>
            </draw:rect>
            <draw:rect draw:style-name="gr18" draw:text-style-name="P10" draw:layer="layout" svg:width="1.773cm" svg:height="0.572cm" svg:x="3.94cm" svg:y="19.029cm">
              <text:p text:style-name="P4"><text:span text:style-name="T1">Eth-Rx</text:span></text:p>
            </draw:rect>
            <draw:rect draw:style-name="gr18" draw:text-style-name="P10" draw:layer="layout" svg:width="1.732cm" svg:height="0.572cm" svg:x="5.713cm" svg:y="19.029cm">
              <text:p text:style-name="P4"><text:span text:style-name="T1">Eth-Tx</text:span></text:p>
            </draw:rect>
          </draw:g>
          <draw:polyline draw:style-name="gr8" draw:text-style-name="P2" draw:layer="layout" svg:width="4.649cm" svg:height="0.766cm" svg:x="7.336cm" svg:y="17.345cm" svg:viewBox="0 0 4650 767" draw:points="0,0 2066,0 2066,767 4650,767">
            <text:p/>
          </draw:polyline>
          <draw:g>
            <draw:g>
              <draw:rect draw:style-name="gr19" draw:text-style-name="P1" draw:layer="layout" svg:width="4.632cm" svg:height="1.825cm" svg:x="2.923cm" svg:y="16.615cm">
                <text:p/>
              </draw:rect>
              <draw:frame draw:style-name="gr20" draw:text-style-name="P14" draw:layer="layout" svg:width="1.947cm" svg:height="0.669cm" svg:x="2.923cm" svg:y="17.156cm">
                <draw:text-box>
                  <text:p><text:span text:style-name="T6">ETH</text:span></text:p>
                </draw:text-box>
              </draw:frame>
            </draw:g>
          </draw:g>
          <draw:connector draw:style-name="gr21" draw:text-style-name="P2" draw:layer="layout" svg:x1="19.383cm" svg:y1="19.097cm" svg:x2="14cm" svg:y2="18.386cm" draw:start-shape="id3" draw:start-glue-point="0" draw:end-shape="id4" draw:end-glue-point="2" svg:d="M19383 19097h-5383v-711" svg:viewBox="0 0 5384 712">
            <text:p/>
          </draw:connector>
          <draw:g>
            <draw:rect draw:style-name="gr19" draw:text-style-name="P1" draw:layer="layout" svg:width="5.605cm" svg:height="2.775cm" svg:x="11.087cm" svg:y="12.964cm">
              <text:p/>
            </draw:rect>
            <draw:frame draw:style-name="gr22" draw:text-style-name="P14" draw:layer="layout" svg:width="1.947cm" svg:height="0.754cm" svg:x="11.087cm" svg:y="12.964cm">
              <draw:text-box>
                <text:p><text:span text:style-name="T6">MEM</text:span></text:p>
              </draw:text-box>
            </draw:frame>
          </draw:g>
          <draw:g>
            <draw:rect draw:style-name="gr12" draw:text-style-name="P5" draw:layer="layout" svg:width="1.424cm" svg:height="0.573cm" svg:x="16.536cm" svg:y="5.008cm">
              <text:p text:style-name="P4"><text:span text:style-name="T1">SHELL</text:span></text:p>
            </draw:rect>
            <draw:rect draw:style-name="gr13" draw:text-style-name="P10" draw:layer="layout" svg:width="1.408cm" svg:height="0.573cm" svg:x="16.536cm" svg:y="4.462cm">
              <text:p text:style-name="P4"><text:span text:style-name="T1">MMIO</text:span></text:p>
            </draw:rect>
          </draw:g>
          <draw:connector draw:style-name="gr23" draw:text-style-name="P2" draw:layer="layout" svg:x1="16.038cm" svg:y1="17.701cm" svg:x2="17.263cm" svg:y2="7.554cm" draw:start-shape="id4" draw:start-glue-point="1" draw:end-shape="id5" draw:end-glue-point="2" svg:d="M16038 17701h1225v-10147" svg:viewBox="0 0 1226 10148">
            <text:p/>
          </draw:connector>
          <draw:g>
            <draw:rect draw:style-name="gr5" draw:text-style-name="P5" draw:layer="layout" svg:width="2.821cm" svg:height="0.573cm" svg:x="13.261cm" svg:y="6.432cm">
              <text:p text:style-name="P4"><text:span text:style-name="T1">ROLE</text:span></text:p>
            </draw:rect>
            <draw:rect draw:style-name="gr6" draw:text-style-name="P6" draw:layer="layout" svg:width="1.432cm" svg:height="0.573cm" svg:x="13.262cm" svg:y="6.981cm">
              <text:p text:style-name="P4"><text:span text:style-name="T1">Mp0</text:span></text:p>
            </draw:rect>
            <draw:rect draw:style-name="gr6" draw:text-style-name="P6" draw:layer="layout" svg:width="1.388cm" svg:height="0.573cm" svg:x="14.694cm" svg:y="6.981cm">
              <text:p text:style-name="P4"><text:span text:style-name="T1">Mp1</text:span></text:p>
            </draw:rect>
          </draw:g>
          <draw:g xml:id="id5" draw:id="id5">
            <draw:rect draw:style-name="gr5" draw:text-style-name="P5" draw:layer="layout" svg:width="1.413cm" svg:height="0.573cm" svg:x="16.547cm" svg:y="6.432cm">
              <text:p text:style-name="P4"><text:span text:style-name="T1">ROLE</text:span></text:p>
            </draw:rect>
            <draw:rect draw:style-name="gr6" draw:text-style-name="P6" draw:layer="layout" svg:width="1.431cm" svg:height="0.573cm" svg:x="16.548cm" svg:y="6.981cm">
              <text:p text:style-name="P4"><text:span text:style-name="T1">MMIO</text:span></text:p>
            </draw:rect>
          </draw:g>
          <draw:custom-shape draw:style-name="gr24" draw:text-style-name="P15" draw:layer="layout" svg:width="0.548cm" svg:height="1.092cm" svg:x="13.69cm" svg:y="5.409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4" draw:text-style-name="P15" draw:layer="layout" svg:width="0.547cm" svg:height="1.092cm" svg:x="15.006cm" svg:y="5.4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4" draw:text-style-name="P15" draw:layer="layout" svg:width="0.548cm" svg:height="1.092cm" svg:x="16.978cm" svg:y="5.4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25" draw:text-style-name="P9" draw:layer="layout" svg:width="2.578cm" svg:height="0.985cm" svg:x="1.143cm" svg:y="6.463cm">
            <draw:text-box>
              <text:p><text:span text:style-name="T3">SHELL</text:span></text:p>
            </draw:text-box>
          </draw:frame>
          <draw:g>
            <draw:rect draw:style-name="gr5" draw:text-style-name="P5" draw:layer="layout" svg:width="2.821cm" svg:height="0.573cm" svg:x="4.28cm" svg:y="6.432cm">
              <text:p text:style-name="P4"><text:span text:style-name="T1">ROLE</text:span></text:p>
            </draw:rect>
            <draw:rect draw:style-name="gr6" draw:text-style-name="P6" draw:layer="layout" svg:width="1.432cm" svg:height="0.573cm" svg:x="4.281cm" svg:y="6.981cm">
              <text:p text:style-name="P4"><text:span text:style-name="T1">Udp</text:span></text:p>
            </draw:rect>
            <draw:rect draw:style-name="gr6" draw:text-style-name="P6" draw:layer="layout" svg:width="1.388cm" svg:height="0.573cm" svg:x="5.713cm" svg:y="6.981cm">
              <text:p text:style-name="P4"><text:span text:style-name="T1">Tcp</text:span></text:p>
            </draw:rect>
          </draw:g>
          <draw:custom-shape draw:style-name="gr24" draw:text-style-name="P15" draw:layer="layout" svg:width="0.548cm" svg:height="1.092cm" svg:x="4.707cm" svg:y="5.40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4" draw:text-style-name="P15" draw:layer="layout" svg:width="0.547cm" svg:height="1.092cm" svg:x="6.023cm" svg:y="5.408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line draw:style-name="gr8" draw:text-style-name="P2" draw:layer="layout" svg:width="0cm" svg:height="1.39cm" svg:x="5.287cm" svg:y="11.806cm" svg:viewBox="0 0 0 1391" draw:points="0,0 0,866 0,1215 0,1391">
            <text:p/>
          </draw:polyline>
          <draw:polyline draw:style-name="gr9" draw:text-style-name="P2" draw:layer="layout" svg:width="0cm" svg:height="1.39cm" svg:x="6.163cm" svg:y="11.696cm" svg:viewBox="0 0 0 1391" draw:points="0,0 0,866 0,1215 0,1391">
            <text:p/>
          </draw:polyline>
          <draw:g>
            <draw:g>
              <draw:rect draw:style-name="gr19" draw:text-style-name="P1" draw:layer="layout" svg:width="5.605cm" svg:height="2.813cm" svg:x="2.934cm" svg:y="12.91cm">
                <text:p/>
              </draw:rect>
              <draw:frame draw:style-name="gr26" draw:text-style-name="P14" draw:layer="layout" svg:width="1.718cm" svg:height="0.763cm" svg:x="2.934cm" svg:y="12.91cm">
                <draw:text-box>
                  <text:p><text:span text:style-name="T6">NTS</text:span></text:p>
                </draw:text-box>
              </draw:frame>
            </draw:g>
          </draw:g>
          <draw:g xml:id="id4" draw:id="id4">
            <draw:rect draw:style-name="gr19" draw:text-style-name="P1" draw:layer="layout" svg:width="4.075cm" svg:height="1.369cm" svg:x="11.963cm" svg:y="17.017cm">
              <text:p/>
            </draw:rect>
            <draw:frame draw:style-name="gr27" draw:text-style-name="P14" draw:layer="layout" svg:width="2.128cm" svg:height="1.156cm" svg:x="13.055cm" svg:y="17.068cm">
              <draw:text-box>
                <text:p><text:span text:style-name="T6">MMIO</text:span></text:p>
              </draw:text-box>
            </draw:frame>
          </draw:g>
          <draw:connector draw:style-name="gr28" draw:text-style-name="P2" draw:layer="layout" svg:x1="11.963cm" svg:y1="17.701cm" svg:x2="10.31cm" svg:y2="12.002cm" draw:start-shape="id4" draw:start-glue-point="3" draw:end-shape="id6" draw:end-glue-point="2" svg:d="M11963 17701h-1653v-5699" svg:viewBox="0 0 1654 5700">
            <text:p/>
          </draw:connector>
          <draw:connector draw:style-name="gr29" draw:text-style-name="P2" draw:layer="layout" svg:x1="8.958cm" svg:y1="10.595cm" svg:x2="7.664cm" svg:y2="10.593cm" draw:start-shape="id7" draw:start-glue-point="3" draw:end-shape="id8" draw:end-glue-point="1" svg:d="M8958 10595h-647v-2h-647" svg:viewBox="0 0 1295 3">
            <text:p/>
          </draw:connector>
          <draw:g xml:id="id7" draw:id="id7">
            <draw:rect draw:style-name="gr19" draw:text-style-name="P1" xml:id="id6" draw:id="id6" draw:layer="layout" svg:width="2.704cm" svg:height="2.814cm" svg:x="8.958cm" svg:y="9.188cm">
              <text:p/>
            </draw:rect>
            <draw:frame draw:style-name="gr26" draw:text-style-name="P14" draw:layer="layout" svg:width="1.718cm" svg:height="0.763cm" svg:x="8.958cm" svg:y="9.188cm">
              <draw:text-box>
                <text:p><text:span text:style-name="T6">FMC</text:span></text:p>
              </draw:text-box>
            </draw:frame>
          </draw:g>
          <draw:g xml:id="id8" draw:id="id8">
            <draw:rect draw:style-name="gr19" draw:text-style-name="P1" draw:layer="layout" svg:width="4.73cm" svg:height="2.813cm" svg:x="2.934cm" svg:y="9.187cm">
              <text:p/>
            </draw:rect>
            <draw:frame draw:style-name="gr26" draw:text-style-name="P14" draw:layer="layout" svg:width="1.718cm" svg:height="0.763cm" svg:x="2.934cm" svg:y="9.187cm">
              <draw:text-box>
                <text:p><text:span text:style-name="T6">NAL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OpenSymbol1" svg:font-family="OpenSymbol, 'Arial Unicode MS'" style:font-family-generic="roman" style:font-pitch="variable"/>
    <style:font-face style:name="OpenSymbol2" svg:font-family="OpenSymbol, 'Arial Unicode MS'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3DT27M11S</meta:editing-duration>
    <meta:editing-cycles>157</meta:editing-cycles>
    <meta:generator>LibreOffice/7.2.5.2$Windows_X86_64 LibreOffice_project/499f9727c189e6ef3471021d6132d4c694f357e5</meta:generator>
    <dc:date>2022-01-21T13:08:01.823000000</dc:date>
    <dc:creator>Francois Abel</dc:creator>
    <meta:printed-by>Francois Abel</meta:printed-by>
    <meta:print-date>2018-01-29T17:34:31.89</meta:print-date>
    <meta:document-statistic meta:object-count="90"/>
  </office:meta>
</office:document-meta>
</file>